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35.09pt"/>
    </style:style>
    <style:style style:name="co3" style:family="table-column">
      <style:table-column-properties fo:break-before="auto" style:column-width="54.14pt"/>
    </style:style>
    <style:style style:name="co4" style:family="table-column">
      <style:table-column-properties fo:break-before="auto" style:column-width="62.79pt"/>
    </style:style>
    <style:style style:name="co6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63.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ords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GFIL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ll</text:p>
          </table:table-cell>
          <table:table-cell table:formula="of:=SUBSTITUTE([.A2];&quot;.png&quot;;CONCATENATE(&quot;_&quot;;LOWER([.B2]);&quot;.mp3&quot;))" office:value-type="string" office:string-value="ball_en.mp3" calcext:value-type="string">
            <text:p>ball_en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яч</text:p>
          </table:table-cell>
          <table:table-cell table:formula="of:=SUBSTITUTE([.A3];&quot;.png&quot;;CONCATENATE(&quot;_&quot;;LOWER([.B3]);&quot;.mp3&quot;))" office:value-type="string" office:string-value="ball_ru.mp3" calcext:value-type="string">
            <text:p>ball_ru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lota</text:p>
          </table:table-cell>
          <table:table-cell table:formula="of:=SUBSTITUTE([.A4];&quot;.png&quot;;CONCATENATE(&quot;_&quot;;LOWER([.B4]);&quot;.mp3&quot;))" office:value-type="string" office:string-value="ball_es.mp3" calcext:value-type="string">
            <text:p>ball_es.mp3</text:p>
          </table:table-cell>
        </table:table-row>
        <table:table-row table:style-name="ro1">
          <table:table-cell office:value-type="string" calcext:value-type="string">
            <text:p>ball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alle</text:p>
          </table:table-cell>
          <table:table-cell table:formula="of:=SUBSTITUTE([.A5];&quot;.png&quot;;CONCATENATE(&quot;_&quot;;LOWER([.B5]);&quot;.mp3&quot;))" office:value-type="string" office:string-value="ball_fr.mp3" calcext:value-type="string">
            <text:p>ball_fr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2]" office:value-type="string" office:string-value="EN" calcext:value-type="string">
            <text:p>EN</text:p>
          </table:table-cell>
          <table:table-cell office:value-type="string" calcext:value-type="string">
            <text:p>Banana</text:p>
          </table:table-cell>
          <table:table-cell table:formula="of:=SUBSTITUTE([.A6];&quot;.png&quot;;CONCATENATE(&quot;_&quot;;LOWER([.B6]);&quot;.mp3&quot;))" office:value-type="string" office:string-value="banana_en.mp3" calcext:value-type="string">
            <text:p>banana_en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3]" office:value-type="string" office:string-value="RU" calcext:value-type="string">
            <text:p>RU</text:p>
          </table:table-cell>
          <table:table-cell office:value-type="string" calcext:value-type="string">
            <text:p>Банан</text:p>
          </table:table-cell>
          <table:table-cell table:formula="of:=SUBSTITUTE([.A7];&quot;.png&quot;;CONCATENATE(&quot;_&quot;;LOWER([.B7]);&quot;.mp3&quot;))" office:value-type="string" office:string-value="banana_ru.mp3" calcext:value-type="string">
            <text:p>banana_ru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4]" office:value-type="string" office:string-value="ES" calcext:value-type="string">
            <text:p>ES</text:p>
          </table:table-cell>
          <table:table-cell office:value-type="string" calcext:value-type="string">
            <text:p>Banana</text:p>
          </table:table-cell>
          <table:table-cell table:formula="of:=SUBSTITUTE([.A8];&quot;.png&quot;;CONCATENATE(&quot;_&quot;;LOWER([.B8]);&quot;.mp3&quot;))" office:value-type="string" office:string-value="banana_es.mp3" calcext:value-type="string">
            <text:p>banana_es.mp3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table:formula="of:=[.B5]" office:value-type="string" office:string-value="FR" calcext:value-type="string">
            <text:p>FR</text:p>
          </table:table-cell>
          <table:table-cell office:value-type="string" calcext:value-type="string">
            <text:p>Banane</text:p>
          </table:table-cell>
          <table:table-cell table:formula="of:=SUBSTITUTE([.A9];&quot;.png&quot;;CONCATENATE(&quot;_&quot;;LOWER([.B9]);&quot;.mp3&quot;))" office:value-type="string" office:string-value="banana_fr.mp3" calcext:value-type="string">
            <text:p>banana_fr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6]" office:value-type="string" office:string-value="EN" calcext:value-type="string">
            <text:p>EN</text:p>
          </table:table-cell>
          <table:table-cell office:value-type="string" calcext:value-type="string">
            <text:p>Bird</text:p>
          </table:table-cell>
          <table:table-cell table:formula="of:=SUBSTITUTE([.A10];&quot;.png&quot;;CONCATENATE(&quot;_&quot;;LOWER([.B10]);&quot;.mp3&quot;))" office:value-type="string" office:string-value="bird_en.mp3" calcext:value-type="string">
            <text:p>bird_en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7]" office:value-type="string" office:string-value="RU" calcext:value-type="string">
            <text:p>RU</text:p>
          </table:table-cell>
          <table:table-cell office:value-type="string" calcext:value-type="string">
            <text:p>Птичка</text:p>
          </table:table-cell>
          <table:table-cell table:formula="of:=SUBSTITUTE([.A11];&quot;.png&quot;;CONCATENATE(&quot;_&quot;;LOWER([.B11]);&quot;.mp3&quot;))" office:value-type="string" office:string-value="bird_ru.mp3" calcext:value-type="string">
            <text:p>bird_ru.mp3</text:p>
          </table:table-cell>
        </table:table-row>
        <table:table-row table:style-name="ro2">
          <table:table-cell office:value-type="string" calcext:value-type="string">
            <text:p>bird.png</text:p>
          </table:table-cell>
          <table:table-cell table:formula="of:=[.B8]" office:value-type="string" office:string-value="ES" calcext:value-type="string">
            <text:p>ES</text:p>
          </table:table-cell>
          <table:table-cell table:style-name="ce1" office:value-type="string" calcext:value-type="string">
            <text:p>Pájaro</text:p>
          </table:table-cell>
          <table:table-cell table:formula="of:=SUBSTITUTE([.A12];&quot;.png&quot;;CONCATENATE(&quot;_&quot;;LOWER([.B12]);&quot;.mp3&quot;))" office:value-type="string" office:string-value="bird_es.mp3" calcext:value-type="string">
            <text:p>bird_es.mp3</text:p>
          </table:table-cell>
        </table:table-row>
        <table:table-row table:style-name="ro1">
          <table:table-cell office:value-type="string" calcext:value-type="string">
            <text:p>bird.png</text:p>
          </table:table-cell>
          <table:table-cell table:formula="of:=[.B9]" office:value-type="string" office:string-value="FR" calcext:value-type="string">
            <text:p>FR</text:p>
          </table:table-cell>
          <table:table-cell office:value-type="string" calcext:value-type="string">
            <text:p>Oiseau</text:p>
          </table:table-cell>
          <table:table-cell table:formula="of:=SUBSTITUTE([.A13];&quot;.png&quot;;CONCATENATE(&quot;_&quot;;LOWER([.B13]);&quot;.mp3&quot;))" office:value-type="string" office:string-value="bird_fr.mp3" calcext:value-type="string">
            <text:p>bird_fr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_en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ашина</text:p>
          </table:table-cell>
          <table:table-cell office:value-type="string" calcext:value-type="string">
            <text:p>car_ru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Coche</text:p>
          </table:table-cell>
          <table:table-cell office:value-type="string" calcext:value-type="string">
            <text:p>car_es.mp3</text:p>
          </table:table-cell>
        </table:table-row>
        <table:table-row table:style-name="ro1">
          <table:table-cell office:value-type="string" calcext:value-type="string">
            <text:p>car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car_fr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_en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Кошка</text:p>
          </table:table-cell>
          <table:table-cell office:value-type="string" calcext:value-type="string">
            <text:p>cat_ru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at_es.mp3</text:p>
          </table:table-cell>
        </table:table-row>
        <table:table-row table:style-name="ro1">
          <table:table-cell office:value-type="string" calcext:value-type="string">
            <text:p>cat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t_fr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_en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Собака</text:p>
          </table:table-cell>
          <table:table-cell office:value-type="string" calcext:value-type="string">
            <text:p>dog_ru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dog_es.mp3</text:p>
          </table:table-cell>
        </table:table-row>
        <table:table-row table:style-name="ro1">
          <table:table-cell office:value-type="string" calcext:value-type="string">
            <text:p>dog.p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dog_fr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2]" office:value-type="string" office:string-value="EN" calcext:value-type="string">
            <text:p>EN</text:p>
          </table:table-cell>
          <table:table-cell office:value-type="string" calcext:value-type="string">
            <text:p>Ear</text:p>
          </table:table-cell>
          <table:table-cell table:formula="of:=SUBSTITUTE([.A26];&quot;.png&quot;;CONCATENATE(&quot;_&quot;;LOWER([.B26]);&quot;.mp3&quot;))" office:value-type="string" office:string-value="ear_en.mp3" calcext:value-type="string">
            <text:p>ear_en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3]" office:value-type="string" office:string-value="RU" calcext:value-type="string">
            <text:p>RU</text:p>
          </table:table-cell>
          <table:table-cell office:value-type="string" calcext:value-type="string">
            <text:p>Ухо</text:p>
          </table:table-cell>
          <table:table-cell table:formula="of:=SUBSTITUTE([.A27];&quot;.png&quot;;CONCATENATE(&quot;_&quot;;LOWER([.B27]);&quot;.mp3&quot;))" office:value-type="string" office:string-value="ear_ru.mp3" calcext:value-type="string">
            <text:p>ear_ru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4]" office:value-type="string" office:string-value="ES" calcext:value-type="string">
            <text:p>ES</text:p>
          </table:table-cell>
          <table:table-cell office:value-type="string" calcext:value-type="string">
            <text:p>Oído</text:p>
          </table:table-cell>
          <table:table-cell table:formula="of:=SUBSTITUTE([.A28];&quot;.png&quot;;CONCATENATE(&quot;_&quot;;LOWER([.B28]);&quot;.mp3&quot;))" office:value-type="string" office:string-value="ear_es.mp3" calcext:value-type="string">
            <text:p>ear_es.mp3</text:p>
          </table:table-cell>
        </table:table-row>
        <table:table-row table:style-name="ro1">
          <table:table-cell office:value-type="string" calcext:value-type="string">
            <text:p>ear.png</text:p>
          </table:table-cell>
          <table:table-cell table:formula="of:=[.B25]" office:value-type="string" office:string-value="FR" calcext:value-type="string">
            <text:p>FR</text:p>
          </table:table-cell>
          <table:table-cell office:value-type="string" calcext:value-type="string">
            <text:p>Oreille</text:p>
          </table:table-cell>
          <table:table-cell table:formula="of:=SUBSTITUTE([.A29];&quot;.png&quot;;CONCATENATE(&quot;_&quot;;LOWER([.B29]);&quot;.mp3&quot;))" office:value-type="string" office:string-value="ear_fr.mp3" calcext:value-type="string">
            <text:p>ear_fr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6]" office:value-type="string" office:string-value="EN" calcext:value-type="string">
            <text:p>EN</text:p>
          </table:table-cell>
          <table:table-cell office:value-type="string" calcext:value-type="string">
            <text:p>Elephant</text:p>
          </table:table-cell>
          <table:table-cell table:formula="of:=SUBSTITUTE([.A30];&quot;.png&quot;;CONCATENATE(&quot;_&quot;;LOWER([.B30]);&quot;.mp3&quot;))" office:value-type="string" office:string-value="elephant_en.mp3" calcext:value-type="string">
            <text:p>elephant_en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7]" office:value-type="string" office:string-value="RU" calcext:value-type="string">
            <text:p>RU</text:p>
          </table:table-cell>
          <table:table-cell office:value-type="string" calcext:value-type="string">
            <text:p>Слон</text:p>
          </table:table-cell>
          <table:table-cell table:formula="of:=SUBSTITUTE([.A31];&quot;.png&quot;;CONCATENATE(&quot;_&quot;;LOWER([.B31]);&quot;.mp3&quot;))" office:value-type="string" office:string-value="elephant_ru.mp3" calcext:value-type="string">
            <text:p>elephant_ru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8]" office:value-type="string" office:string-value="ES" calcext:value-type="string">
            <text:p>ES</text:p>
          </table:table-cell>
          <table:table-cell office:value-type="string" calcext:value-type="string">
            <text:p>Elefante</text:p>
          </table:table-cell>
          <table:table-cell table:formula="of:=SUBSTITUTE([.A32];&quot;.png&quot;;CONCATENATE(&quot;_&quot;;LOWER([.B32]);&quot;.mp3&quot;))" office:value-type="string" office:string-value="elephant_es.mp3" calcext:value-type="string">
            <text:p>elephant_es.mp3</text:p>
          </table:table-cell>
        </table:table-row>
        <table:table-row table:style-name="ro1">
          <table:table-cell office:value-type="string" calcext:value-type="string">
            <text:p>elephant.png</text:p>
          </table:table-cell>
          <table:table-cell table:formula="of:=[.B29]" office:value-type="string" office:string-value="FR" calcext:value-type="string">
            <text:p>FR</text:p>
          </table:table-cell>
          <table:table-cell office:value-type="string" calcext:value-type="string">
            <text:p>éléphant</text:p>
          </table:table-cell>
          <table:table-cell table:formula="of:=SUBSTITUTE([.A33];&quot;.png&quot;;CONCATENATE(&quot;_&quot;;LOWER([.B33]);&quot;.mp3&quot;))" office:value-type="string" office:string-value="elephant_fr.mp3" calcext:value-type="string">
            <text:p>elephant_fr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0]" office:value-type="string" office:string-value="EN" calcext:value-type="string">
            <text:p>EN</text:p>
          </table:table-cell>
          <table:table-cell office:value-type="string" calcext:value-type="string">
            <text:p>Eye</text:p>
          </table:table-cell>
          <table:table-cell table:formula="of:=SUBSTITUTE([.A34];&quot;.png&quot;;CONCATENATE(&quot;_&quot;;LOWER([.B34]);&quot;.mp3&quot;))" office:value-type="string" office:string-value="eye_en.mp3" calcext:value-type="string">
            <text:p>eye_en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1]" office:value-type="string" office:string-value="RU" calcext:value-type="string">
            <text:p>RU</text:p>
          </table:table-cell>
          <table:table-cell office:value-type="string" calcext:value-type="string">
            <text:p>Глаз</text:p>
          </table:table-cell>
          <table:table-cell table:formula="of:=SUBSTITUTE([.A35];&quot;.png&quot;;CONCATENATE(&quot;_&quot;;LOWER([.B35]);&quot;.mp3&quot;))" office:value-type="string" office:string-value="eye_ru.mp3" calcext:value-type="string">
            <text:p>eye_ru.mp3</text:p>
          </table:table-cell>
        </table:table-row>
        <table:table-row table:style-name="ro1">
          <table:table-cell office:value-type="string" calcext:value-type="string">
            <text:p>eye.png</text:p>
          </table:table-cell>
          <table:table-cell table:formula="of:=[.B32]" office:value-type="string" office:string-value="ES" calcext:value-type="string">
            <text:p>ES</text:p>
          </table:table-cell>
          <table:table-cell office:value-type="string" calcext:value-type="string">
            <text:p>Ojo</text:p>
          </table:table-cell>
          <table:table-cell table:formula="of:=SUBSTITUTE([.A36];&quot;.png&quot;;CONCATENATE(&quot;_&quot;;LOWER([.B36]);&quot;.mp3&quot;))" office:value-type="string" office:string-value="eye_es.mp3" calcext:value-type="string">
            <text:p>eye_es.mp3</text:p>
          </table:table-cell>
        </table:table-row>
        <table:table-row table:style-name="ro2">
          <table:table-cell office:value-type="string" calcext:value-type="string">
            <text:p>eye.png</text:p>
          </table:table-cell>
          <table:table-cell table:formula="of:=[.B33]" office:value-type="string" office:string-value="FR" calcext:value-type="string">
            <text:p>FR</text:p>
          </table:table-cell>
          <table:table-cell table:style-name="ce1" office:value-type="string" calcext:value-type="string">
            <text:p>œil</text:p>
          </table:table-cell>
          <table:table-cell table:formula="of:=SUBSTITUTE([.A37];&quot;.png&quot;;CONCATENATE(&quot;_&quot;;LOWER([.B37]);&quot;.mp3&quot;))" office:value-type="string" office:string-value="eye_fr.mp3" calcext:value-type="string">
            <text:p>eye_fr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4]" office:value-type="string" office:string-value="EN" calcext:value-type="string">
            <text:p>EN</text:p>
          </table:table-cell>
          <table:table-cell office:value-type="string" calcext:value-type="string">
            <text:p>Fish</text:p>
          </table:table-cell>
          <table:table-cell table:formula="of:=SUBSTITUTE([.A38];&quot;.png&quot;;CONCATENATE(&quot;_&quot;;LOWER([.B38]);&quot;.mp3&quot;))" office:value-type="string" office:string-value="fish_en.mp3" calcext:value-type="string">
            <text:p>fish_en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5]" office:value-type="string" office:string-value="RU" calcext:value-type="string">
            <text:p>RU</text:p>
          </table:table-cell>
          <table:table-cell office:value-type="string" calcext:value-type="string">
            <text:p>Рыба</text:p>
          </table:table-cell>
          <table:table-cell table:formula="of:=SUBSTITUTE([.A39];&quot;.png&quot;;CONCATENATE(&quot;_&quot;;LOWER([.B39]);&quot;.mp3&quot;))" office:value-type="string" office:string-value="fish_ru.mp3" calcext:value-type="string">
            <text:p>fish_ru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6]" office:value-type="string" office:string-value="ES" calcext:value-type="string">
            <text:p>ES</text:p>
          </table:table-cell>
          <table:table-cell office:value-type="string" calcext:value-type="string">
            <text:p>Pescado</text:p>
          </table:table-cell>
          <table:table-cell table:formula="of:=SUBSTITUTE([.A40];&quot;.png&quot;;CONCATENATE(&quot;_&quot;;LOWER([.B40]);&quot;.mp3&quot;))" office:value-type="string" office:string-value="fish_es.mp3" calcext:value-type="string">
            <text:p>fish_es.mp3</text:p>
          </table:table-cell>
        </table:table-row>
        <table:table-row table:style-name="ro1">
          <table:table-cell office:value-type="string" calcext:value-type="string">
            <text:p>fish.png</text:p>
          </table:table-cell>
          <table:table-cell table:formula="of:=[.B37]" office:value-type="string" office:string-value="FR" calcext:value-type="string">
            <text:p>FR</text:p>
          </table:table-cell>
          <table:table-cell office:value-type="string" calcext:value-type="string">
            <text:p>Poisson</text:p>
          </table:table-cell>
          <table:table-cell table:formula="of:=SUBSTITUTE([.A41];&quot;.png&quot;;CONCATENATE(&quot;_&quot;;LOWER([.B41]);&quot;.mp3&quot;))" office:value-type="string" office:string-value="fish_fr.mp3" calcext:value-type="string">
            <text:p>fish_fr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8]" office:value-type="string" office:string-value="EN" calcext:value-type="string">
            <text:p>EN</text:p>
          </table:table-cell>
          <table:table-cell office:value-type="string" calcext:value-type="string">
            <text:p>Hand</text:p>
          </table:table-cell>
          <table:table-cell table:formula="of:=SUBSTITUTE([.A42];&quot;.png&quot;;CONCATENATE(&quot;_&quot;;LOWER([.B42]);&quot;.mp3&quot;))" office:value-type="string" office:string-value="hand_en.mp3" calcext:value-type="string">
            <text:p>hand_en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39]" office:value-type="string" office:string-value="RU" calcext:value-type="string">
            <text:p>RU</text:p>
          </table:table-cell>
          <table:table-cell office:value-type="string" calcext:value-type="string">
            <text:p>Рука</text:p>
          </table:table-cell>
          <table:table-cell table:formula="of:=SUBSTITUTE([.A43];&quot;.png&quot;;CONCATENATE(&quot;_&quot;;LOWER([.B43]);&quot;.mp3&quot;))" office:value-type="string" office:string-value="hand_ru.mp3" calcext:value-type="string">
            <text:p>hand_ru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0]" office:value-type="string" office:string-value="ES" calcext:value-type="string">
            <text:p>ES</text:p>
          </table:table-cell>
          <table:table-cell office:value-type="string" calcext:value-type="string">
            <text:p>Mano</text:p>
          </table:table-cell>
          <table:table-cell table:formula="of:=SUBSTITUTE([.A44];&quot;.png&quot;;CONCATENATE(&quot;_&quot;;LOWER([.B44]);&quot;.mp3&quot;))" office:value-type="string" office:string-value="hand_es.mp3" calcext:value-type="string">
            <text:p>hand_es.mp3</text:p>
          </table:table-cell>
        </table:table-row>
        <table:table-row table:style-name="ro1">
          <table:table-cell office:value-type="string" calcext:value-type="string">
            <text:p>hand.png</text:p>
          </table:table-cell>
          <table:table-cell table:formula="of:=[.B41]" office:value-type="string" office:string-value="FR" calcext:value-type="string">
            <text:p>FR</text:p>
          </table:table-cell>
          <table:table-cell office:value-type="string" calcext:value-type="string">
            <text:p>Main</text:p>
          </table:table-cell>
          <table:table-cell table:formula="of:=SUBSTITUTE([.A45];&quot;.png&quot;;CONCATENATE(&quot;_&quot;;LOWER([.B45]);&quot;.mp3&quot;))" office:value-type="string" office:string-value="hand_fr.mp3" calcext:value-type="string">
            <text:p>hand_fr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2]" office:value-type="string" office:string-value="EN" calcext:value-type="string">
            <text:p>EN</text:p>
          </table:table-cell>
          <table:table-cell office:value-type="string" calcext:value-type="string">
            <text:p>Mouth</text:p>
          </table:table-cell>
          <table:table-cell table:formula="of:=SUBSTITUTE([.A46];&quot;.png&quot;;CONCATENATE(&quot;_&quot;;LOWER([.B46]);&quot;.mp3&quot;))" office:value-type="string" office:string-value="mouth_en.mp3" calcext:value-type="string">
            <text:p>mouth_en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3]" office:value-type="string" office:string-value="RU" calcext:value-type="string">
            <text:p>RU</text:p>
          </table:table-cell>
          <table:table-cell office:value-type="string" calcext:value-type="string">
            <text:p>Рот</text:p>
          </table:table-cell>
          <table:table-cell table:formula="of:=SUBSTITUTE([.A47];&quot;.png&quot;;CONCATENATE(&quot;_&quot;;LOWER([.B47]);&quot;.mp3&quot;))" office:value-type="string" office:string-value="mouth_ru.mp3" calcext:value-type="string">
            <text:p>mouth_ru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4]" office:value-type="string" office:string-value="ES" calcext:value-type="string">
            <text:p>ES</text:p>
          </table:table-cell>
          <table:table-cell office:value-type="string" calcext:value-type="string">
            <text:p>Boca</text:p>
          </table:table-cell>
          <table:table-cell table:formula="of:=SUBSTITUTE([.A48];&quot;.png&quot;;CONCATENATE(&quot;_&quot;;LOWER([.B48]);&quot;.mp3&quot;))" office:value-type="string" office:string-value="mouth_es.mp3" calcext:value-type="string">
            <text:p>mouth_es.mp3</text:p>
          </table:table-cell>
        </table:table-row>
        <table:table-row table:style-name="ro1">
          <table:table-cell office:value-type="string" calcext:value-type="string">
            <text:p>mouth.png</text:p>
          </table:table-cell>
          <table:table-cell table:formula="of:=[.B45]" office:value-type="string" office:string-value="FR" calcext:value-type="string">
            <text:p>FR</text:p>
          </table:table-cell>
          <table:table-cell office:value-type="string" calcext:value-type="string">
            <text:p>Bouche</text:p>
          </table:table-cell>
          <table:table-cell table:formula="of:=SUBSTITUTE([.A49];&quot;.png&quot;;CONCATENATE(&quot;_&quot;;LOWER([.B49]);&quot;.mp3&quot;))" office:value-type="string" office:string-value="mouth_fr.mp3" calcext:value-type="string">
            <text:p>mouth_fr.mp3</text:p>
          </table:table-cell>
        </table:table-row>
      </table:table>
      <table:table table:name="Master" table:style-name="ta1"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Base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ImageLocatio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3982/Hund.sv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СОБАКА</text:p>
          </table:table-cell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0344/Cat-Pose-2-2015060816.sv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КОШКА</text:p>
          </table:table-cell>
        </table:table-row>
        <table:table-row table:style-name="ro3">
          <table:table-cell office:value-type="string" calcext:value-type="string">
            <text:p>bir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2180/flying-dove.svg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ájaro</text:p>
          </table:table-cell>
          <table:table-cell office:value-type="string" calcext:value-type="string">
            <text:p>oiseau</text:p>
          </table:table-cell>
          <table:table-cell office:value-type="string" calcext:value-type="string">
            <text:p>ПТИЦА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22385/Cartoon-Monkey.svg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singe</text:p>
          </table:table-cell>
          <table:table-cell office:value-type="string" calcext:value-type="string">
            <text:p>ОБЕЗЬЯНА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71806/Elephant.svg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éléphant</text:p>
          </table:table-cell>
          <table:table-cell office:value-type="string" calcext:value-type="string">
            <text:p>СЛОН</text:p>
          </table:table-cell>
        </table:table-row>
        <table:table-row table:style-name="ro3">
          <table:table-cell office:value-type="string" calcext:value-type="string">
            <text:p>giraff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6958/SteveLambert-Giraffe.svg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jirafa</text:p>
          </table:table-cell>
          <table:table-cell office:value-type="string" calcext:value-type="string">
            <text:p>girafe</text:p>
          </table:table-cell>
          <table:table-cell office:value-type="string" calcext:value-type="string">
            <text:p>ЖИРАФ</text:p>
          </table:table-cell>
        </table:table-row>
        <table:table-row table:style-name="ro3">
          <table:table-cell office:value-type="string" calcext:value-type="string">
            <text:p>hor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01977/horse-brown400px.svg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ballo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ЛОШАДЬ</text:p>
          </table:table-cell>
        </table:table-row>
        <table:table-row table:style-name="ro3">
          <table:table-cell office:value-type="string" calcext:value-type="string">
            <text:p>lion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31051/leone-01-architetto-fran-01.svg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ЛЕВ</text:p>
          </table:table-cell>
        </table:table-row>
        <table:table-row table:style-name="ro3">
          <table:table-cell office:value-type="string" calcext:value-type="string">
            <text:p>frog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2112/molumen-Green-sitting-frog.svg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grenouille</text:p>
          </table:table-cell>
          <table:table-cell office:value-type="string" calcext:value-type="string">
            <text:p>ЛЯГУШКА</text:p>
          </table:table-cell>
        </table:table-row>
        <table:table-row table:style-name="ro3">
          <table:table-cell office:value-type="string" calcext:value-type="string">
            <text:p>fish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ttps://openclipart.org/download/181437/Fish02.sv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РЫБА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6487/icecream-cone.svg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helado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МОРОЖЕНОЕ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41/Pizza-Slice-in-Tango-Colors.svg</text:p>
          </table:table-cell>
          <table:table-cell table:number-columns-repeated="3" office:value-type="string" calcext:value-type="string">
            <text:p>pizza</text:p>
          </table:table-cell>
          <table:table-cell office:value-type="string" calcext:value-type="string">
            <text:p>ПИЦЦА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36199/sandwich.svg</text:p>
          </table:table-cell>
          <table:table-cell table:number-columns-repeated="3" office:value-type="string" calcext:value-type="string">
            <text:p>sandwich</text:p>
          </table:table-cell>
          <table:table-cell office:value-type="string" calcext:value-type="string">
            <text:p>БУТЕРБРОД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2964/Soup.svg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soupe</text:p>
          </table:table-cell>
          <table:table-cell office:value-type="string" calcext:value-type="string">
            <text:p>СУП</text:p>
          </table:table-cell>
        </table:table-row>
        <table:table-row table:style-name="ro1">
          <table:table-cell office:value-type="string" calcext:value-type="string">
            <text:p>frenchfri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49623/fries.svg</text:p>
          </table:table-cell>
          <table:table-cell office:value-type="string" calcext:value-type="string">
            <text:p>French fries</text:p>
          </table:table-cell>
          <table:table-cell office:value-type="string" calcext:value-type="string">
            <text:p>fritas</text:p>
          </table:table-cell>
          <table:table-cell office:value-type="string" calcext:value-type="string">
            <text:p>frites</text:p>
          </table:table-cell>
          <table:table-cell office:value-type="string" calcext:value-type="string">
            <text:p>ФРИ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76711/egg.svg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œuf</text:p>
          </table:table-cell>
          <table:table-cell office:value-type="string" calcext:value-type="string">
            <text:p>ЯЙЦО</text:p>
          </table:table-cell>
        </table:table-row>
        <table:table-row table:style-name="ro3">
          <table:table-cell office:value-type="string" calcext:value-type="string">
            <text:p>cak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09729/1295719197.sv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gâteau</text:p>
          </table:table-cell>
          <table:table-cell office:value-type="string" calcext:value-type="string">
            <text:p>ТОРТ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7982/hank0071-Milkbox.svg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МОЛОКО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93470/1400102704.sv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014/orange-juice-orange-outline-triple.svg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jugo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СОК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3893/simple-apple.svg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nzana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ЯБЛОКО</text:p>
          </table:table-cell>
        </table:table-row>
        <table:table-row table:style-name="ro1">
          <table:table-cell office:value-type="string" calcext:value-type="string">
            <text:p>orangefrui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8537/Gerald-G-Simple-Fruit-FF-Menu-4.svg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АПЕЛЬСИН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012/jean-victor-balin-grape.svg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uvas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ВИНОГРАД</text:p>
          </table:table-cell>
        </table:table-row>
        <table:table-row table:style-name="ro3">
          <table:table-cell office:value-type="string" calcext:value-type="string">
            <text:p>peach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32013/peach.svg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melocotón</text:p>
          </table:table-cell>
          <table:table-cell office:value-type="string" calcext:value-type="string">
            <text:p>pêche</text:p>
          </table:table-cell>
          <table:table-cell office:value-type="string" calcext:value-type="string">
            <text:p>ПЕРСИК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89457/banana-bananas.svg</text:p>
          </table:table-cell>
          <table:table-cell table:number-columns-repeated="2" office:value-type="string" calcext:value-type="string">
            <text:p>banan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БАНАН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69007/pera.svg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era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ГРУША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14676/Kirschen.svg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ВИШНЯ</text:p>
          </table:table-cell>
        </table:table-row>
        <table:table-row table:style-name="ro3">
          <table:table-cell office:value-type="string" calcext:value-type="string">
            <text:p>tomat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4590/1416249767.svg</text:p>
          </table:table-cell>
          <table:table-cell office:value-type="string" calcext:value-type="string">
            <text:p>tomato</text:p>
          </table:table-cell>
          <table:table-cell table:number-columns-repeated="2" office:value-type="string" calcext:value-type="string">
            <text:p>tomate</text:p>
          </table:table-cell>
          <table:table-cell office:value-type="string" calcext:value-type="string">
            <text:p>ПОМИДОР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684/food-strawberry.svg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fresa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КЛУБНИКА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175417/1362251712.svg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pepino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ОГУРЕЦ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openclipart.org/download/209536/food-carrot.svg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МОРКОВЬ</text:p>
          </table:table-cell>
        </table:table-row>
        <table:table-row table:style-name="ro1">
          <table:table-cell office:value-type="string" calcext:value-type="string">
            <text:p>toycar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5745/Simpletoycar-mobraingames.svg</text:p>
          </table:table-cell>
          <table:table-cell office:value-type="string" calcext:value-type="string">
            <text:p>toy car</text:p>
          </table:table-cell>
          <table:table-cell office:value-type="string" calcext:value-type="string">
            <text:p>auto de juguete</text:p>
          </table:table-cell>
          <table:table-cell office:value-type="string" calcext:value-type="string">
            <text:p>voiture-jouet</text:p>
          </table:table-cell>
          <table:table-cell office:value-type="string" calcext:value-type="string">
            <text:p>МАШИНКА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0151/rg1024-beach-ball.sv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lón</text:p>
          </table:table-cell>
          <table:table-cell office:value-type="string" calcext:value-type="string">
            <text:p>balle</text:p>
          </table:table-cell>
          <table:table-cell office:value-type="string" calcext:value-type="string">
            <text:p>МЯЧ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37809/hdtv.svg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elevisión</text:p>
          </table:table-cell>
          <table:table-cell office:value-type="string" calcext:value-type="string">
            <text:p>télévision</text:p>
          </table:table-cell>
          <table:table-cell office:value-type="string" calcext:value-type="string">
            <text:p>ТЕЛЕВИЗОР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6581/nokia-C7.svg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ТЕЛЕФОН</text:p>
          </table:table-cell>
        </table:table-row>
        <table:table-row table:style-name="ro1">
          <table:table-cell office:value-type="string" calcext:value-type="string">
            <text:p>doll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6215/newtonguarinof-Little-Doll.sv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poupée</text:p>
          </table:table-cell>
          <table:table-cell office:value-type="string" calcext:value-type="string">
            <text:p>КУКЛА</text:p>
          </table:table-cell>
        </table:table-row>
        <table:table-row table:style-name="ro1">
          <table:table-cell office:value-type="string" calcext:value-type="string">
            <text:p>teddy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9003/1271715083.svg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osito de peluche</text:p>
          </table:table-cell>
          <table:table-cell office:value-type="string" calcext:value-type="string">
            <text:p>ours en peluche</text:p>
          </table:table-cell>
          <table:table-cell office:value-type="string" calcext:value-type="string">
            <text:p>МИШКА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27078/egore911-book.sv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КНИГА</text:p>
          </table:table-cell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4155/geni-glasses.svg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lentes</text:p>
          </table:table-cell>
          <table:table-cell office:value-type="string" calcext:value-type="string">
            <text:p>lunettes</text:p>
          </table:table-cell>
          <table:table-cell office:value-type="string" calcext:value-type="string">
            <text:p>ОЧКИ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8253/Gerald-G-Toothbrush-and-toothpaste.svg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epillo de dientes</text:p>
          </table:table-cell>
          <table:table-cell office:value-type="string" calcext:value-type="string">
            <text:p>brosse à dents</text:p>
          </table:table-cell>
          <table:table-cell office:value-type="string" calcext:value-type="string">
            <text:p>ЗУБНАЯ ЩЁТКА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2/number-1.svg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3/number-2.svg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ДВА</text:p>
          </table:table-cell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4/number-3.sv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ТРИ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5/number-4.svg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uatro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ЧЕТЫРЕ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6/number-5.svg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ПЯТЬ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37/number-6.svg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ШЕСТЬ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3/1414080898.svg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СЕМЬ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4/number-8.svg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huit</text:p>
          </table:table-cell>
          <table:table-cell office:value-type="string" calcext:value-type="string">
            <text:p>ВОСЕМЬ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5/number-9.svg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ДЕВЯТЬ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https://openclipart.org/download/203546/number-10.svg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7540/secretlondon-Green-eye.svg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œil</text:p>
          </table:table-cell>
          <table:table-cell office:value-type="string" calcext:value-type="string">
            <text:p>ГЛАЗ</text:p>
          </table:table-cell>
        </table:table-row>
        <table:table-row table:style-name="ro1">
          <table:table-cell office:value-type="string" calcext:value-type="string">
            <text:p>mouth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424/xeolhades-mouth.sv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bouche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204863/Ohr2.svg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УХО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90977/Hand-Open-Cartoony.sv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РУКА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66679/1276475020.svg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string" calcext:value-type="string">
            <text:p>finger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27741/paix.svg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dedos</text:p>
          </table:table-cell>
          <table:table-cell office:value-type="string" calcext:value-type="string">
            <text:p>doigt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toe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ttps://openclipart.org/download/177924/1368138391.svg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dedos de los pies</text:p>
          </table:table-cell>
          <table:table-cell office:value-type="string" calcext:value-type="string">
            <text:p>orteils</text:p>
          </table:table-cell>
          <table:table-cell office:value-type="string" calcext:value-type="string">
            <text:p>ПАЛЬЦЫ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67307/turnschuh.svg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zapatos</text:p>
          </table:table-cell>
          <table:table-cell office:value-type="string" calcext:value-type="string">
            <text:p>chaussures</text:p>
          </table:table-cell>
          <table:table-cell office:value-type="string" calcext:value-type="string">
            <text:p>ТУФЛИ</text:p>
          </table:table-cell>
        </table:table-row>
        <table:table-row table:style-name="ro1">
          <table:table-cell office:value-type="string" calcext:value-type="string">
            <text:p>wellie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6247/Wellies.svg</text:p>
          </table:table-cell>
          <table:table-cell office:value-type="string" calcext:value-type="string">
            <text:p>wellies</text:p>
          </table:table-cell>
          <table:table-cell office:value-type="string" calcext:value-type="string">
            <text:p>botas de agua</text:p>
          </table:table-cell>
          <table:table-cell office:value-type="string" calcext:value-type="string">
            <text:p>bottes en caoutchouc</text:p>
          </table:table-cell>
          <table:table-cell office:value-type="string" calcext:value-type="string">
            <text:p>САПОГИ</text:p>
          </table:table-cell>
        </table:table-row>
        <table:table-row table:style-name="ro1">
          <table:table-cell office:value-type="string" calcext:value-type="string">
            <text:p>dres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34981/vestito-rosa.sv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vestido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ПЛАТЬЕ</text:p>
          </table:table-cell>
        </table:table-row>
        <table:table-row table:style-name="ro1">
          <table:table-cell office:value-type="string" calcext:value-type="string">
            <text:p>trouser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788/Hose.svg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pantalones</text:p>
          </table:table-cell>
          <table:table-cell office:value-type="string" calcext:value-type="string">
            <text:p>pantalon</text:p>
          </table:table-cell>
          <table:table-cell office:value-type="string" calcext:value-type="string">
            <text:p>БРЮКИ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213608/Pullover.sv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pull-over</text:p>
          </table:table-cell>
          <table:table-cell office:value-type="string" calcext:value-type="string">
            <text:p>СВИТЕР</text:p>
          </table:table-cell>
        </table:table-row>
        <table:table-row table:style-name="ro1">
          <table:table-cell office:value-type="string" calcext:value-type="string">
            <text:p>short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64975/colorful-beach-shorts.sv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pantalones corto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ШОРТЫ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kirt</text:p>
          </table:table-cell>
          <table:table-cell office:value-type="string" calcext:value-type="string">
            <text:p>falda</text:p>
          </table:table-cell>
          <table:table-cell office:value-type="string" calcext:value-type="string">
            <text:p>jupe</text:p>
          </table:table-cell>
          <table:table-cell office:value-type="string" calcext:value-type="string">
            <text:p>ЮБКА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  <table:table-cell office:value-type="string" calcext:value-type="string">
            <text:p>chaussettes</text:p>
          </table:table-cell>
          <table:table-cell office:value-type="string" calcext:value-type="string">
            <text:p>НОСКИ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192065/AlanSpeak-Jacket.sv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manteau</text:p>
          </table:table-cell>
          <table:table-cell office:value-type="string" calcext:value-type="string">
            <text:p>КУРТКА</text:p>
          </table:table-cell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https://openclipart.org/download/86767/TShirtBlue.sv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mise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ФУТБОЛКА</text:p>
          </table:table-cell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scarf</text:p>
          </table:table-cell>
          <table:table-cell office:value-type="string" calcext:value-type="string">
            <text:p>bufanda</text:p>
          </table:table-cell>
          <table:table-cell office:value-type="string" calcext:value-type="string">
            <text:p>écharpe</text:p>
          </table:table-cell>
          <table:table-cell office:value-type="string" calcext:value-type="string">
            <text:p>ШАРФ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hat</text:p>
          </table:table-cell>
          <table:table-cell office:value-type="string" calcext:value-type="string">
            <text:p>sombrero</text:p>
          </table:table-cell>
          <table:table-cell office:value-type="string" calcext:value-type="string">
            <text:p>chapeau</text:p>
          </table:table-cell>
          <table:table-cell office:value-type="string" calcext:value-type="string">
            <text:p>ШАПКА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18531/1297818301.sv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МАШИНА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838/Machovka-bike.svg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ВЕЛОСИПЕД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3669/MeNext-Motorbike.svg</text:p>
          </table:table-cell>
          <table:table-cell office:value-type="string" calcext:value-type="string">
            <text:p>motorbike</text:p>
          </table:table-cell>
          <table:table-cell table:number-columns-repeated="2" office:value-type="string" calcext:value-type="string">
            <text:p>moto</text:p>
          </table:table-cell>
          <table:table-cell office:value-type="string" calcext:value-type="string">
            <text:p>МОТОЦИКЛ</text:p>
          </table:table-cell>
        </table:table-row>
        <table:table-row table:style-name="ro1">
          <table:table-cell office:value-type="string" calcext:value-type="string">
            <text:p>tracto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91654/1394322887.svg</text:p>
          </table:table-cell>
          <table:table-cell table:number-columns-repeated="2" office:value-type="string" calcext:value-type="string">
            <text:p>tractor</text:p>
          </table:table-cell>
          <table:table-cell office:value-type="string" calcext:value-type="string">
            <text:p>tracteur</text:p>
          </table:table-cell>
          <table:table-cell office:value-type="string" calcext:value-type="string">
            <text:p>ТРАКТОР</text:p>
          </table:table-cell>
        </table:table-row>
        <table:table-row table:style-name="ro1">
          <table:table-cell office:value-type="string" calcext:value-type="string">
            <text:p>lorr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85377/Dump-truck.svg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camión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ГРУЗОВИК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41961/airplane.svg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avión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САМОЛЁТ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801/helicopter.svg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helicóptero</text:p>
          </table:table-cell>
          <table:table-cell office:value-type="string" calcext:value-type="string">
            <text:p>hélicoptère</text:p>
          </table:table-cell>
          <table:table-cell office:value-type="string" calcext:value-type="string">
            <text:p>ВЕРТОЛЁТ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re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ПОЕЗД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4418/Jarno-Boat-1.svg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arco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ЛОДКА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17291/thilakarathna-Bus.svg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autobús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АВТОБУС</text:p>
          </table:table-cell>
        </table:table-row>
        <table:table-row table:style-name="ro1">
          <table:table-cell office:value-type="string" calcext:value-type="string">
            <text:p>scoot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openclipart.org/download/213393/kick-scouter3.svg</text:p>
          </table:table-cell>
          <table:table-cell table:number-columns-repeated="3" office:value-type="string" calcext:value-type="string">
            <text:p>scooter</text:p>
          </table:table-cell>
          <table:table-cell office:value-type="string" calcext:value-type="string">
            <text:p>САМОКАТ</text:p>
          </table:table-cell>
        </table:table-row>
        <table:table-row table:style-name="ro3">
          <table:table-cell office:value-type="string" calcext:value-type="string">
            <text:p>su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8/sunny.sv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СОЛНЦЕ</text:p>
          </table:table-cell>
        </table:table-row>
        <table:table-row table:style-name="ro3">
          <table:table-cell office:value-type="string" calcext:value-type="string">
            <text:p>mo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0/half-moon.svg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lune</text:p>
          </table:table-cell>
          <table:table-cell office:value-type="string" calcext:value-type="string">
            <text:p>ЛУНА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28969/lesnivila-Stars-in-the-Night.svg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étoile</text:p>
          </table:table-cell>
          <table:table-cell office:value-type="string" calcext:value-type="string">
            <text:p>ЗВЕЗДА</text:p>
          </table:table-cell>
        </table:table-row>
        <table:table-row table:style-name="ro3">
          <table:table-cell office:value-type="string" calcext:value-type="string">
            <text:p>rai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1/heavy-rain.svg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ДОЖДЬ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7453/Rainbow.svg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arco iris</text:p>
          </table:table-cell>
          <table:table-cell office:value-type="string" calcext:value-type="string">
            <text:p>arc-en-ciel</text:p>
          </table:table-cell>
          <table:table-cell office:value-type="string" calcext:value-type="string">
            <text:p>РАДУГА</text:p>
          </table:table-cell>
        </table:table-row>
        <table:table-row table:style-name="ro3">
          <table:table-cell office:value-type="string" calcext:value-type="string">
            <text:p>snow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70676/snowy.svg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ieve</text:p>
          </table:table-cell>
          <table:table-cell office:value-type="string" calcext:value-type="string">
            <text:p>neige</text:p>
          </table:table-cell>
          <table:table-cell office:value-type="string" calcext:value-type="string">
            <text:p>СНЕГ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190682/Trace-Tree.svg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árbol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ДЕРЕВО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ttps://openclipart.org/download/68725/1277568265.svg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eur</text:p>
          </table:table-cell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https://openclipart.org/download/117253/1297044906.sv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КРАСНЫЙ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ГОЛУБОЙ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ЖЁЛТЫЙ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ЗЕЛЕНЫЙ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color naranj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ОРАНЖЕВЫЙ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ЧЁРНЫЙ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БЕЛЫЙ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úrpura</text:p>
          </table:table-cell>
          <table:table-cell office:value-type="string" calcext:value-type="string">
            <text:p>pourpre</text:p>
          </table:table-cell>
          <table:table-cell office:value-type="string" calcext:value-type="string">
            <text:p>ФИОЛЕТОВЫЙ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РОЗОВЫЙ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olours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on </text:p>
          </table:table-cell>
          <table:table-cell office:value-type="string" calcext:value-type="string">
            <text:p>КОРИЧНЕВЫЙ</text:p>
          </table:table-cell>
        </table:table-row>
        <table:table-row table:style-name="ro3">
          <table:table-cell office:value-type="string" calcext:value-type="string">
            <text:p>umbrella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https://openclipart.org/download/170637/1339577112.svg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  <table:table-cell office:value-type="string" calcext:value-type="string">
            <text:p>parapluie</text:p>
          </table:table-cell>
          <table:table-cell office:value-type="string" calcext:value-type="string">
            <text:p>ЗОНТ</text:p>
          </table:table-cell>
        </table:table-row>
      </table:table>
      <table:table table:name="Categori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Image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categoryanim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ategory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gs</text:p>
          </table:table-cell>
          <table:table-cell office:value-type="string" calcext:value-type="string">
            <text:p>categoryth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categorynum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categorybo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thes</text:p>
          </table:table-cell>
          <table:table-cell office:value-type="string" calcext:value-type="string">
            <text:p>categorycloth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categorytran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ategoryn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urs</text:p>
          </table:table-cell>
          <table:table-cell office:value-type="string" calcext:value-type="string">
            <text:p>categorycolours</text:p>
          </table:table-cell>
          <table:table-cell table:number-columns-repeated="1022"/>
        </table:table-row>
      </table:table>
      <table:table table:name="android_metadata" table:style-name="ta1">
        <table:table-column table:style-name="co5" table:default-cell-style-name="Default"/>
        <table:table-row table:style-name="ro1">
          <table:table-cell office:value-type="string" calcext:value-type="string">
            <text:p>locale</text:p>
          </table:table-cell>
        </table:table-row>
        <table:table-row table:style-name="ro1">
          <table:table-cell office:value-type="string" calcext:value-type="string">
            <text:p>en_US</text:p>
          </table:table-cell>
        </table:table-row>
      </table:table>
      <table:named-expressions/>
      <table:database-ranges>
        <table:database-range table:name="__Anonymous_Sheet_DB__0" table:target-range-address="wordsdb.A1:wordsdb.D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9:36:40.496678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6T19:37:57.659984049</dc:date>
    <meta:editing-duration>PT2H45M58S</meta:editing-duration>
    <meta:editing-cycles>28</meta:editing-cycles>
    <meta:generator>LibreOffice/4.4.2.2$Linux_X86_64 LibreOffice_project/40m0$Build-2</meta:generator>
    <meta:document-statistic meta:table-count="4" meta:cell-count="904" meta:object-count="0"/>
  </office:meta>
</office:document-meta>
</file>